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19f" officeooo:paragraph-rsid="000a119f"/>
    </style:style>
    <style:style style:name="P2" style:family="paragraph" style:parent-style-name="Standard">
      <style:text-properties officeooo:rsid="000bb19a" officeooo:paragraph-rsid="000bb19a"/>
    </style:style>
    <style:style style:name="P3" style:family="paragraph" style:parent-style-name="Standard">
      <style:text-properties officeooo:rsid="000eeee3" officeooo:paragraph-rsid="000eeee3"/>
    </style:style>
    <style:style style:name="P4" style:family="paragraph" style:parent-style-name="Standard">
      <style:text-properties officeooo:rsid="000f5486" officeooo:paragraph-rsid="000f5486"/>
    </style:style>
    <style:style style:name="P5" style:family="paragraph" style:parent-style-name="Standard">
      <style:text-properties officeooo:rsid="00113ba5" officeooo:paragraph-rsid="00113ba5"/>
    </style:style>
    <style:style style:name="P6" style:family="paragraph" style:parent-style-name="Standard">
      <style:text-properties officeooo:rsid="0012b4d9" officeooo:paragraph-rsid="0012b4d9"/>
    </style:style>
    <style:style style:name="P7" style:family="paragraph" style:parent-style-name="Standard">
      <style:text-properties officeooo:rsid="00147129" officeooo:paragraph-rsid="00147129"/>
    </style:style>
    <style:style style:name="P8" style:family="paragraph" style:parent-style-name="Standard">
      <style:text-properties officeooo:rsid="0015267a" officeooo:paragraph-rsid="0015267a"/>
    </style:style>
    <style:style style:name="P9" style:family="paragraph" style:parent-style-name="Standard">
      <style:text-properties officeooo:rsid="00157d44" officeooo:paragraph-rsid="00157d44"/>
    </style:style>
    <style:style style:name="P10" style:family="paragraph" style:parent-style-name="Standard">
      <style:text-properties officeooo:rsid="001b0e82" officeooo:paragraph-rsid="001b0e82"/>
    </style:style>
    <style:style style:name="P11" style:family="paragraph" style:parent-style-name="Standard">
      <style:text-properties officeooo:rsid="001fa3e6" officeooo:paragraph-rsid="001fa3e6"/>
    </style:style>
    <style:style style:name="P12" style:family="paragraph" style:parent-style-name="Standard">
      <style:text-properties officeooo:rsid="002030bb" officeooo:paragraph-rsid="002030bb"/>
    </style:style>
    <style:style style:name="P13" style:family="paragraph" style:parent-style-name="Standard">
      <style:text-properties officeooo:rsid="0020ed95" officeooo:paragraph-rsid="0020ed95"/>
    </style:style>
    <style:style style:name="P14" style:family="paragraph" style:parent-style-name="Standard">
      <style:text-properties officeooo:rsid="002226b8" officeooo:paragraph-rsid="002226b8"/>
    </style:style>
    <style:style style:name="P15" style:family="paragraph" style:parent-style-name="Standard">
      <style:text-properties officeooo:rsid="00230786" officeooo:paragraph-rsid="00230786"/>
    </style:style>
    <style:style style:name="T1" style:family="text">
      <style:text-properties officeooo:rsid="00176e9e"/>
    </style:style>
    <style:style style:name="T2" style:family="text">
      <style:text-properties officeooo:rsid="00190eb5"/>
    </style:style>
    <style:style style:name="T3" style:family="text">
      <style:text-properties officeooo:rsid="0019891c"/>
    </style:style>
    <style:style style:name="T4" style:family="text">
      <style:text-properties officeooo:rsid="001c931c"/>
    </style:style>
    <style:style style:name="T5" style:family="text">
      <style:text-properties officeooo:rsid="001de5a3"/>
    </style:style>
    <style:style style:name="T6" style:family="text">
      <style:text-properties officeooo:rsid="0020ed95"/>
    </style:style>
    <style:style style:name="T7" style:family="text">
      <style:text-properties officeooo:rsid="00230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Processos da gestão de riscos (GR)</text:p>
      <text:p text:style-name="P1"/>
      <text:p text:style-name="P1"/>
      <text:p text:style-name="P1">Risco à segurança da informação </text:p>
      <text:p text:style-name="P1"/>
      <text:p text:style-name="P2">CRITÉRIO DE RISCO</text:p>
      <text:p text:style-name="P2">-Cada organização, pode ter o seu critério em relação a um risco, tendo em vista, por exemplo, que cada empresa pode usar sistemas operacionais, anti-vírus etc.. diferentes, sendo que, determinados malwares, podem afetar apenas determinados tipos de sistemas. Sendo assim, a classificação de um risco não é engessada. </text:p>
      <text:p text:style-name="P3"/>
      <text:p text:style-name="P3">GESTÃO DE RISCOS </text:p>
      <text:p text:style-name="P3"/>
      <text:p text:style-name="P4">está relacionada as normas: </text:p>
      <text:p text:style-name="P4">- ABNT NBR ISO/IEC 27005 – Gestão de riscos de segurança da informação</text:p>
      <text:p text:style-name="P4">- ABNT NBR ISO/IEC 31000 – Gestão de riscos – princípio de diretrizes</text:p>
      <text:p text:style-name="P4"/>
      <text:p text:style-name="P5">Papel da gestão de riscos (GR)</text:p>
      <text:p text:style-name="P5"/>
      <text:p text:style-name="P5">CONCEITO </text:p>
      <text:p text:style-name="P5">-processo que identifica e trata os riscos de forma sistemática e contínua.</text:p>
      <text:p text:style-name="P5"/>
      <text:p text:style-name="P5">FUNCIONAMENTO </text:p>
      <text:p text:style-name="P5">-para ter sucesso, deve ser permanente, mostrando-se capaz de identificar novas vulnerabilidades e ameaças que possa afetar os 3 pilares da Seg. da informação, CID.</text:p>
      <text:p text:style-name="P5"/>
      <text:p text:style-name="P6">Vale frisar que, é necessário criar dentro de uma organização, uma cultura de GR. </text:p>
      <text:p text:style-name="P6"/>
      <text:p text:style-name="P6"/>
      <text:p text:style-name="P7">ETAPAS DA GESTÃO DE RISCOS </text:p>
      <text:p text:style-name="P7"/>
      <text:p text:style-name="P7">DEFINIÇÃO DE CONTEXTO </text:p>
      <text:p text:style-name="P7">-fazer um levantamento de informações relevantes sobre o ambiente (contexto) no qual será executada a análise de riscos. </text:p>
      <text:p text:style-name="P7">-neste levantamento deve estar claro o entendimento sobre as atividades da Org. e os propósitos que a levaram à GSI. </text:p>
      <text:p text:style-name="P8">ITENS DA ANÁLISE DA ORG: </text:p>
      <text:p text:style-name="P8">-propósito principal da organização;</text:p>
      <text:p text:style-name="P8">-negócio;</text:p>
      <text:p text:style-name="P8">-missão;</text:p>
      <text:p text:style-name="P8">-visão de futuro;</text:p>
      <text:p text:style-name="P8">valores;estrutural organizacional;</text:p>
      <text:p text:style-name="P8">organograma;</text:p>
      <text:p text:style-name="P8">estratégias;</text:p>
      <text:p text:style-name="P8">produtos;</text:p>
      <text:p text:style-name="P8">parceiros;</text:p>
      <text:p text:style-name="P8">terceiros;</text:p>
      <text:p text:style-name="P8">instalações;</text:p>
      <text:p text:style-name="P8">funcionários;</text:p>
      <text:p text:style-name="P8"/>
      <text:p text:style-name="P8"><text:soft-page-break/>PROCESSO DE ANÁLISE/AVALIAÇÃO DE RISCOS DE SEGURANÇA DA INFORMAÇÃO </text:p>
      <text:p text:style-name="P8"/>
      <text:p text:style-name="P9">A ANÁLISE/AVALIAÇÃO DE RISCOS consiste nas seguintes atividades: </text:p>
      <text:p text:style-name="P9"/>
      <text:p text:style-name="P9">IDENTIFICAÇÃO DE RISCOS </text:p>
      <text:p text:style-name="P9">-<text:span text:style-name="T1">mapeia os eventos de risco que podem impedir uma empresa de atingir os objetivos desejados. </text:span></text:p>
      <text:p text:style-name="P9">-<text:span text:style-name="T2">A análise de riscos compreende a identificação e a estimativas deles. </text:span></text:p>
      <text:p text:style-name="P9">-<text:span text:style-name="T3">após listados os eventos de risco, são associados com os objetivos institucionais, em seguida, listam-se as possíveis causas e consequências de cada um deles. </text:span></text:p>
      <text:p text:style-name="P9"/>
      <text:p text:style-name="P10">ESTIMATIVA DE RISCOS </text:p>
      <text:p text:style-name="P10">-<text:span text:style-name="T4">mede os eventos de risco por meio do CÁLCULO DO NÍVEL DE RISCO.</text:span></text:p>
      <text:p text:style-name="P10">-<text:span text:style-name="T4">é avaliado a probabilidade e o impacto de um evento de risco antes que qualquer medida de controle seja implementada. </text:span></text:p>
      <text:p text:style-name="P10">-<text:span text:style-name="T4">1 A 30% BAIXA; 31 A 70% MÉDIA; 71 A 90% ALTA </text:span></text:p>
      <text:p text:style-name="P10">-<text:span text:style-name="T5">após avaliada a qualidade das medidas de controle para impedir o risco bruto, obtém o RISCO RESIDUAL. </text:span></text:p>
      <text:p text:style-name="P10">-<text:span text:style-name="T5">para classificar o RISCO RESIDUAL, usa-se: Muito alto, alto, médio, baixo, muito baixo </text:span></text:p>
      <text:p text:style-name="P10"/>
      <text:p text:style-name="P11">AVALIAÇÃO DE RISCOS </text:p>
      <text:p text:style-name="P11">define as medidas de tratamento:</text:p>
      <text:p text:style-name="P11">-aceitar: o nível está nas faixas de apetite de risco </text:p>
      <text:p text:style-name="P11">-mitigar: adotar medidas que diminuam o impacto </text:p>
      <text:p text:style-name="P11">-transferir: terceirizar responsabilidades ou fazer seguro para cobrir prejuízos </text:p>
      <text:p text:style-name="P11">-evitar: empreender medidas que reduzam ou elimine o risco </text:p>
      <text:p text:style-name="P11"/>
      <text:p text:style-name="P12">TRATAMENTO DO RISCO DE SEGURANÇA DA INFORMAÇÃO </text:p>
      <text:p text:style-name="P12">-<text:span text:style-name="T6">estabelece como cada opção de tratamento é implementada </text:span></text:p>
      <text:p text:style-name="P12">-<text:span text:style-name="T6">para cada ameaça, deve ser definida uma ou mais medida de proteção (controle)</text:span></text:p>
      <text:p text:style-name="P12">-<text:span text:style-name="T6">o que deve ser protegido? </text:span></text:p>
      <text:p text:style-name="P12">-<text:span text:style-name="T6">a que custo?</text:span></text:p>
      <text:p text:style-name="P12">-<text:span text:style-name="T6">de quem proteger?</text:span></text:p>
      <text:p text:style-name="P13">Com que risco? </text:p>
      <text:p text:style-name="P13"/>
      <text:p text:style-name="P13">MEDIDAS DE CONTROLE OU PROTEÇÃO </text:p>
      <text:p text:style-name="P13">podem ser classificas como: </text:p>
      <text:p text:style-name="P13">-preventiva = evita que incidentes ocorram </text:p>
      <text:p text:style-name="P13">-desencorajadora = desencoraja a prática de ações </text:p>
      <text:p text:style-name="P13">-monitoradora = monitora o estado e o funcionamento </text:p>
      <text:p text:style-name="P13">-corretiva = corrige falhas existentes </text:p>
      <text:p text:style-name="P13">-recuperadora = repara danos causadas por incidentes </text:p>
      <text:p text:style-name="P13">-reativas = reage a determinados incidentes </text:p>
      <text:p text:style-name="P13">-detectora = detecta a ocorrência de incidentes </text:p>
      <text:p text:style-name="P13">-limitadora = diminui os danos causados </text:p>
      <text:p text:style-name="P13"/>
      <text:p text:style-name="P13"/>
      <text:p text:style-name="P13">GOVERNANÇA, RISCOS E COMPLIANCE (GRC)</text:p>
      <text:p text:style-name="P13">ferramenta cada vez mais utilizada no mundo dos negócios </text:p>
      <text:p text:style-name="P13"/>
      <text:p text:style-name="P14">Governança corporativa</text:p>
      <text:p text:style-name="P14">-<text:span text:style-name="T7">cuida para que o controle da gestão seja tão importante quanto ela própria </text:span></text:p>
      <text:p text:style-name="P14"/>
      <text:p text:style-name="P15"><text:soft-page-break/>Gestão de riscos </text:p>
      <text:p text:style-name="P15">-gerencia o efeito da incerteza nos objetivos </text:p>
      <text:p text:style-name="P15"/>
      <text:p text:style-name="P15">Compliance </text:p>
      <text:p text:style-name="P15">-adere aos padrões da legislação: regulamentos oficiais vigentes, políticas empresariais, normas internas de procedimentos </text:p>
      <text:p text:style-name="P15"/>
      <text:p text:style-name="P15"/>
      <text:p text:style-name="P15"/>
      <text:p text:style-name="P15"/>
      <text:p text:style-name="P13"/>
      <text:p text:style-name="P13"/>
      <text:p text:style-name="P13"/>
      <text:p text:style-name="P1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3:37:40.344000000</meta:creation-date>
    <dc:date>2023-12-26T14:49:01.013000000</dc:date>
    <meta:editing-duration>PT1H11M11S</meta:editing-duration>
    <meta:editing-cycles>23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75" meta:word-count="570" meta:character-count="3750" meta:non-whitespace-character-count="3203"/>
  </office:meta>
</office:document-meta>
</file>